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1.296cm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1.387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0.11cm" fo:min-width="1.387cm"/>
    </style:style>
    <style:style style:name="gr6" style:family="graphic" style:parent-style-name="standard">
      <style:graphic-properties draw:textarea-horizontal-align="justify" draw:textarea-vertical-align="middle" draw:auto-grow-height="false" fo:min-height="0.185cm" fo:min-width="1.387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2.675cm"/>
    </style:style>
    <style:style style:name="gr8" style:family="graphic" style:parent-style-name="standard">
      <style:graphic-properties draw:textarea-horizontal-align="justify" draw:textarea-vertical-align="middle" draw:auto-grow-height="false" fo:min-height="0.29cm" fo:min-width="1.207cm"/>
    </style:style>
    <style:style style:name="gr9" style:family="graphic" style:parent-style-name="standard">
      <style:graphic-properties draw:textarea-horizontal-align="justify" draw:textarea-vertical-align="middle" draw:auto-grow-height="false" fo:min-height="0.199cm" fo:min-width="1.207cm"/>
    </style:style>
    <style:style style:name="gr10" style:family="graphic" style:parent-style-name="standard">
      <style:graphic-properties draw:textarea-horizontal-align="justify" draw:textarea-vertical-align="middle" draw:auto-grow-height="false" fo:min-height="0.199cm" fo:min-width="1.118cm"/>
    </style:style>
    <style:style style:name="gr11" style:family="graphic" style:parent-style-name="standard">
      <style:graphic-properties draw:textarea-horizontal-align="justify" draw:textarea-vertical-align="middle" draw:auto-grow-height="false" fo:min-height="0.29cm" fo:min-width="1.027cm"/>
    </style:style>
    <style:style style:name="gr12" style:family="graphic" style:parent-style-name="standard">
      <style:graphic-properties draw:textarea-horizontal-align="justify" draw:textarea-vertical-align="middle" draw:auto-grow-height="false" fo:min-height="0.199cm" fo:min-width="1.027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draw:fill="none" draw:fill-color="#ffffff" draw:auto-grow-width="true" fo:min-height="0.935cm" fo:min-width="14.036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0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2pt" style:text-underline-style="solid" style:text-underline-width="auto" style:text-underline-color="font-color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12pt" style:text-underline-style="solid" style:text-underline-width="auto" style:text-underline-color="font-color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016cm" svg:x="8.874cm" svg:y="5.644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0.635cm" svg:x="3.984cm" svg:y="6.08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667cm" svg:height="0.635cm" svg:x="3.984cm" svg:y="6.842cm">
          <text:p text:style-name="P1"><text:span text:style-name="T1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2.794cm" svg:height="0.508cm" svg:x="3.984cm" svg:y="8.239cm">
          <text:p text:style-name="P1"><text:span text:style-name="T1">password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2.667cm" svg:height="0.508cm" svg:x="3.984cm" svg:y="7.604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2.667cm" svg:height="0.635cm" svg:x="3.984cm" svg:y="8.874cm">
          <text:p text:style-name="P1"><text:span text:style-name="T1">activation_st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2.667cm" svg:height="0.615cm" svg:x="3.984cm" svg:y="9.636cm">
          <text:p text:style-name="P1"><text:span text:style-name="T3">en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5" draw:id="id15" draw:layer="layout" svg:width="3.175cm" svg:height="1.143cm" svg:x="20.812cm" svg:y="5.826cm">
          <text:p text:style-name="P1"><text:span text:style-name="T3">g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54cm" svg:height="0.635cm" svg:x="3.984cm" svg:y="10.422cm">
          <text:p text:style-name="P1"><text:span text:style-name="T3">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1" draw:id="id11" draw:layer="layout" svg:width="2.413cm" svg:height="0.762cm" svg:x="12.938cm" svg:y="8.62cm">
          <text:p text:style-name="P1"><text:span text:style-name="T4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2" draw:id="id12" draw:layer="layout" svg:width="2.413cm" svg:height="0.635cm" svg:x="12.938cm" svg:y="9.636cm">
          <text:p text:style-name="P1"><text:span text:style-name="T3">user_id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2.413cm" svg:height="0.762cm" svg:x="12.938cm" svg:y="10.398cm">
          <text:p text:style-name="P1"><text:span text:style-name="T3">game_id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4" draw:id="id14" draw:layer="layout" svg:width="2.286cm" svg:height="0.635cm" svg:x="13.065cm" svg:y="11.414cm">
          <text:p text:style-name="P1"><text:span text:style-name="T3">checked_bo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2.159cm" svg:height="0.762cm" svg:x="19.288cm" svg:y="7.985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7" draw:id="id17" draw:layer="layout" svg:width="2.159cm" svg:height="0.635cm" svg:x="19.288cm" svg:y="8.874cm">
          <text:p text:style-name="P1"><text:span text:style-name="T3">start_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8" draw:id="id18" draw:layer="layout" svg:width="2.159cm" svg:height="0.635cm" svg:x="19.288cm" svg:y="9.763cm">
          <text:p text:style-name="P1"><text:span text:style-name="T3">end_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9" draw:id="id19" draw:layer="layout" svg:width="2.159cm" svg:height="0.635cm" svg:x="19.288cm" svg:y="10.525cm">
          <text:p text:style-name="P1"><text:span text:style-name="T3">total_pla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20" draw:id="id20" draw:layer="layout" svg:width="2.159cm" svg:height="0.635cm" svg:x="19.288cm" svg:y="11.287cm">
          <text:p text:style-name="P1"><text:span text:style-name="T3">total_chec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1" draw:id="id21" draw:layer="layout" svg:width="2.159cm" svg:height="0.762cm" svg:x="19.288cm" svg:y="12.049cm">
          <text:p text:style-name="P1"><text:span text:style-name="T3">rat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2" draw:id="id22" draw:layer="layout" svg:width="2.159cm" svg:height="0.762cm" svg:x="19.288cm" svg:y="13.065cm">
          <text:p text:style-name="P1"><text:span text:style-name="T3">comp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8.874cm" svg:y1="6.152cm" svg:x2="6.524cm" svg:y2="6.398cm" draw:start-shape="id1" draw:start-glue-point="3" draw:end-shape="id2" draw:end-glue-point="10" svg:d="M8874 6152h-1174v246h-1176" svg:viewBox="0 0 2351 247">
          <text:p/>
        </draw:connector>
        <draw:connector draw:style-name="gr13" draw:text-style-name="P4" draw:layer="layout" svg:x1="8.874cm" svg:y1="6.152cm" svg:x2="6.651cm" svg:y2="7.16cm" draw:start-shape="id1" draw:start-glue-point="3" draw:end-shape="id3" draw:end-glue-point="10" svg:d="M8874 6152h-1111v1008h-1112" svg:viewBox="0 0 2224 1009">
          <text:p/>
        </draw:connector>
        <draw:connector draw:style-name="gr13" draw:text-style-name="P4" draw:layer="layout" svg:x1="8.874cm" svg:y1="6.152cm" svg:x2="6.651cm" svg:y2="7.858cm" draw:start-shape="id1" draw:start-glue-point="3" draw:end-shape="id4" draw:end-glue-point="10" svg:d="M8874 6152h-1111v1706h-1112" svg:viewBox="0 0 2224 1707">
          <text:p/>
        </draw:connector>
        <draw:connector draw:style-name="gr13" draw:text-style-name="P4" draw:layer="layout" svg:x1="8.874cm" svg:y1="6.152cm" svg:x2="6.778cm" svg:y2="8.493cm" draw:start-shape="id1" draw:start-glue-point="3" draw:end-shape="id5" draw:end-glue-point="10" svg:d="M8874 6152h-1047v2341h-1049" svg:viewBox="0 0 2097 2342">
          <text:p/>
        </draw:connector>
        <draw:connector draw:style-name="gr13" draw:text-style-name="P4" draw:layer="layout" svg:x1="8.874cm" svg:y1="6.152cm" svg:x2="6.651cm" svg:y2="9.192cm" draw:start-shape="id1" draw:start-glue-point="3" draw:end-shape="id6" draw:end-glue-point="10" svg:d="M8874 6152h-1031v3040h-1192" svg:viewBox="0 0 2224 3041">
          <text:p/>
        </draw:connector>
        <draw:connector draw:style-name="gr13" draw:text-style-name="P4" draw:layer="layout" svg:x1="8.874cm" svg:y1="6.152cm" svg:x2="6.651cm" svg:y2="9.944cm" draw:start-shape="id1" draw:start-glue-point="3" draw:end-shape="id7" draw:end-glue-point="10" svg:d="M8874 6152h-1111v3792h-1112" svg:viewBox="0 0 2224 3793">
          <text:p/>
        </draw:connector>
        <draw:connector draw:style-name="gr13" draw:text-style-name="P4" draw:layer="layout" svg:x1="8.874cm" svg:y1="6.152cm" svg:x2="6.524cm" svg:y2="10.74cm" draw:start-shape="id1" draw:start-glue-point="3" draw:end-shape="id8" draw:end-glue-point="10" svg:d="M8874 6152h-1174v4588h-1176" svg:viewBox="0 0 2351 4589">
          <text:p/>
        </draw:connector>
        <draw:custom-shape draw:style-name="gr2" draw:text-style-name="P4" xml:id="id9" draw:id="id9" draw:layer="layout" svg:width="2.54cm" svg:height="0.635cm" svg:x="3.984cm" svg:y="11.287cm">
          <text:p text:style-name="P1"><text:span text:style-name="T3">api_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6.524cm" svg:y1="11.605cm" svg:x2="8.874cm" svg:y2="6.152cm" draw:start-shape="id9" draw:start-glue-point="10" draw:end-shape="id1" draw:end-glue-point="3" svg:d="M6524 11605h1176v-5453h1174" svg:viewBox="0 0 2351 5454">
          <text:p/>
        </draw:connector>
        <draw:connector draw:style-name="gr13" draw:text-style-name="P4" draw:layer="layout" svg:x1="16.113cm" svg:y1="7.477cm" svg:x2="15.351cm" svg:y2="9.001cm" draw:start-shape="id10" draw:start-glue-point="6" draw:end-shape="id11" draw:end-glue-point="10" svg:d="M16113 7477v1524h-762" svg:viewBox="0 0 763 1525">
          <text:p/>
        </draw:connector>
        <draw:connector draw:style-name="gr13" draw:text-style-name="P4" draw:layer="layout" svg:x1="16.113cm" svg:y1="7.477cm" svg:x2="15.351cm" svg:y2="9.954cm" draw:start-shape="id10" draw:start-glue-point="6" draw:end-shape="id12" draw:end-glue-point="10" svg:d="M16113 7477v2477h-762" svg:viewBox="0 0 763 2478">
          <text:p/>
        </draw:connector>
        <draw:connector draw:style-name="gr13" draw:text-style-name="P4" draw:layer="layout" svg:x1="16.113cm" svg:y1="7.477cm" svg:x2="15.351cm" svg:y2="10.779cm" draw:start-shape="id10" draw:start-glue-point="6" draw:end-shape="id13" draw:end-glue-point="10" svg:d="M16113 7477v3302h-762" svg:viewBox="0 0 763 3303">
          <text:p/>
        </draw:connector>
        <draw:connector draw:style-name="gr13" draw:text-style-name="P4" draw:layer="layout" svg:x1="16.113cm" svg:y1="7.477cm" svg:x2="15.351cm" svg:y2="11.732cm" draw:start-shape="id10" draw:start-glue-point="6" draw:end-shape="id14" draw:end-glue-point="10" svg:d="M16113 7477v4255h-762" svg:viewBox="0 0 763 4256">
          <text:p/>
        </draw:connector>
        <draw:connector draw:style-name="gr13" draw:text-style-name="P4" draw:layer="layout" svg:x1="11.668cm" svg:y1="6.152cm" svg:x2="14.589cm" svg:y2="6.842cm" draw:start-shape="id1" draw:start-glue-point="1" draw:end-shape="id10" draw:end-glue-point="5" svg:d="M11668 6152h1461v690h1460" svg:viewBox="0 0 2922 691">
          <text:p/>
        </draw:connector>
        <draw:connector draw:style-name="gr13" draw:text-style-name="P4" draw:layer="layout" svg:x1="17.637cm" svg:y1="6.842cm" svg:x2="20.812cm" svg:y2="6.397cm" draw:start-shape="id10" draw:start-glue-point="7" draw:end-shape="id15" draw:end-glue-point="3" svg:d="M17637 6842h1588v-445h1587" svg:viewBox="0 0 3176 446">
          <text:p/>
        </draw:connector>
        <draw:connector draw:style-name="gr13" draw:text-style-name="P4" draw:layer="layout" svg:x1="22.399cm" svg:y1="6.969cm" svg:x2="21.447cm" svg:y2="8.366cm" draw:start-shape="id15" draw:start-glue-point="2" draw:end-shape="id16" draw:end-glue-point="10" svg:d="M22399 6969v1397h-952" svg:viewBox="0 0 953 1398">
          <text:p/>
        </draw:connector>
        <draw:connector draw:style-name="gr13" draw:text-style-name="P4" draw:layer="layout" svg:x1="22.399cm" svg:y1="6.969cm" svg:x2="21.447cm" svg:y2="9.192cm" draw:start-shape="id15" draw:start-glue-point="2" draw:end-shape="id17" draw:end-glue-point="10" svg:d="M22399 6969v2223h-952" svg:viewBox="0 0 953 2224">
          <text:p/>
        </draw:connector>
        <draw:connector draw:style-name="gr13" draw:text-style-name="P4" draw:layer="layout" svg:x1="22.399cm" svg:y1="6.969cm" svg:x2="21.447cm" svg:y2="10.081cm" draw:start-shape="id15" draw:start-glue-point="2" draw:end-shape="id18" draw:end-glue-point="10" svg:d="M22399 6969v3112h-952" svg:viewBox="0 0 953 3113">
          <text:p/>
        </draw:connector>
        <draw:connector draw:style-name="gr13" draw:text-style-name="P4" draw:layer="layout" svg:x1="22.399cm" svg:y1="6.969cm" svg:x2="21.447cm" svg:y2="10.843cm" draw:start-shape="id15" draw:start-glue-point="2" draw:end-shape="id19" draw:end-glue-point="10" svg:d="M22399 6969v3874h-952" svg:viewBox="0 0 953 3875">
          <text:p/>
        </draw:connector>
        <draw:connector draw:style-name="gr13" draw:text-style-name="P4" draw:layer="layout" svg:x1="22.399cm" svg:y1="6.969cm" svg:x2="21.447cm" svg:y2="11.605cm" draw:start-shape="id15" draw:start-glue-point="2" draw:end-shape="id20" draw:end-glue-point="10" svg:d="M22399 6969v4636h-952" svg:viewBox="0 0 953 4637">
          <text:p/>
        </draw:connector>
        <draw:connector draw:style-name="gr13" draw:text-style-name="P4" draw:layer="layout" svg:x1="22.399cm" svg:y1="6.969cm" svg:x2="21.447cm" svg:y2="12.43cm" draw:start-shape="id15" draw:start-glue-point="2" draw:end-shape="id21" draw:end-glue-point="10" svg:d="M22399 6969v5461h-952" svg:viewBox="0 0 953 5462">
          <text:p/>
        </draw:connector>
        <draw:connector draw:style-name="gr13" draw:text-style-name="P4" draw:layer="layout" svg:x1="22.399cm" svg:y1="6.969cm" svg:x2="21.447cm" svg:y2="13.446cm" draw:start-shape="id15" draw:start-glue-point="2" draw:end-shape="id22" draw:end-glue-point="10" svg:d="M22399 6969v6477h-952" svg:viewBox="0 0 953 6478">
          <text:p/>
        </draw:connector>
        <draw:frame draw:style-name="gr14" draw:text-style-name="P6" draw:layer="layout" svg:width="14.536cm" svg:height="1.185cm" svg:x="6.53cm" svg:y="2.863cm">
          <draw:text-box>
            <text:p>Cruelty Game</text:p>
          </draw:text-box>
        </draw:frame>
        <draw:custom-shape draw:style-name="gr15" draw:text-style-name="P4" xml:id="id10" draw:id="id10" draw:layer="layout" svg:width="3.048cm" svg:height="1.27cm" svg:x="14.589cm" svg:y="6.207cm">
          <text:p text:style-name="P4"><text:span text:style-name="T3">games_us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6:13:24.294760491</meta:creation-date>
    <dc:date>2017-10-01T12:38:13.468741214</dc:date>
    <meta:editing-duration>PT7M41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